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342cm" fo:min-width="1.976cm"/>
      <style:paragraph-properties style:writing-mode="lr-tb"/>
    </style:style>
    <style:style style:name="gr2" style:family="graphic">
      <style:graphic-properties draw:stroke="solid" svg:stroke-width="0.08cm" svg:stroke-color="#ffffff" draw:marker-start="" draw:marker-start-width="0.38cm" draw:marker-start-center="false" draw:marker-end="" draw:marker-end-width="0.38cm" draw:marker-end-center="false" draw:stroke-linejoin="round" svg:stroke-linecap="round" draw:fill="gradient" draw:fill-color="#ccccff" draw:fill-gradient-name="Gradient_20_17" draw:textarea-horizontal-align="center" draw:textarea-vertical-align="middle" draw:auto-grow-height="false" draw:fit-to-size="false" style:shrink-to-fit="false" fo:min-height="2.198cm" fo:min-width="4.47cm" fo:padding-top="0.157cm" fo:padding-bottom="0.157cm" fo:padding-left="0.277cm" fo:padding-right="0.277cm" fo:wrap-option="wrap" draw:shadow="visible" draw:shadow-offset-x="0.212cm" draw:shadow-offset-y="0.212cm" draw:shadow-color="#dddddd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518cm" fo:min-width="1.446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518cm" fo:min-width="2.33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1.5cm"/>
      <style:paragraph-properties style:writing-mode="lr-tb"/>
    </style:style>
    <style:style style:name="gr7" style:family="graphic" style:parent-style-name="objectwithoutfill">
      <style:graphic-properties svg:stroke-color="#000000" draw:marker-end="Puntas_20_de_20_flecha_20_1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Puntas_20_de_20_flecha_20_2" draw:marker-end-width="0.3cm" draw:fill="none" draw:textarea-vertical-align="middl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2.75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518cm" fo:min-width="1.622cm"/>
      <style:paragraph-properties style:writing-mode="lr-tb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gradient" draw:fill-color="#ccccff" draw:fill-gradient-name="Gradient_20_17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3.5cm" svg:height="2.25cm" svg:x="1.25cm" svg:y="3.5cm">
          <text:p text:style-name="P1"><text:span text:style-name="T1">HASIE</text:span><text:span text:style-name="T1">RA-</text:span><text:span text:style-name="T1">KETA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tyle 1" draw:style-name="gr2" draw:text-style-name="P4" draw:layer="layout" svg:width="5.023cm" svg:height="2.511cm" svg:x="8.743cm" svg:y="6.869cm">
          <text:p text:style-name="P3"><text:span text:style-name="T2"/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" draw:text-style-name="P5" draw:layer="layout" svg:width="12.398cm" svg:height="1cm" svg:x="4.602cm" svg:y="1.5cm">
          <draw:text-box>
            <text:p>FLUXU DIAGRAMA (PROGRAMA OSOA)</text:p>
          </draw:text-box>
        </draw:frame>
        <draw:custom-shape draw:style-name="gr4" draw:text-style-name="P2" draw:layer="layout" svg:width="2.75cm" svg:height="2.5cm" svg:x="5.75cm" svg:y="3.5cm">
          <text:p text:style-name="P1"><text:span text:style-name="T1">DATU BILKE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4cm" svg:height="2.5cm" svg:x="16.25cm" svg:y="7.5cm">
          <text:p text:style-name="P1"><text:span text:style-name="T1">Iragarpenak eg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2cm" svg:height="2.5cm" svg:x="9.5cm" svg:y="3.5cm">
          <text:p text:style-name="P6"><text:span text:style-name="T3">String multzoa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4.75cm" svg:y1="4.75cm" svg:x2="5.75cm" svg:y2="4.75cm">
          <text:p/>
        </draw:line>
        <draw:line draw:style-name="gr8" draw:text-style-name="P8" draw:layer="layout" svg:x1="8.529cm" svg:y1="4.773cm" svg:x2="9.529cm" svg:y2="4.773cm">
          <text:p/>
        </draw:line>
        <draw:custom-shape draw:style-name="gr9" draw:text-style-name="P2" draw:layer="layout" svg:width="3.25cm" svg:height="2.5cm" svg:x="16.5cm" svg:y="3.5cm">
          <text:p text:style-name="P1"><text:span text:style-name="T1">NonSparceBoW datuak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cm" svg:height="2.5cm" svg:x="12.5cm" svg:y="3.5cm">
          <text:p text:style-name="P1"><text:span text:style-name="T1">TRANS-FOR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11.5cm" svg:y1="4.75cm" svg:x2="12.5cm" svg:y2="4.75cm">
          <text:p/>
        </draw:line>
        <draw:line draw:style-name="gr8" draw:text-style-name="P8" draw:layer="layout" svg:x1="15.5cm" svg:y1="4.75cm" svg:x2="16.5cm" svg:y2="4.7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7" draw:display-name="Gradient 17" draw:style="linear" draw:start-color="#333333" draw:end-color="#999999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4-05T02:42:16.933266228</meta:creation-date>
    <dc:date>2025-04-05T03:31:45.829963329</dc:date>
    <meta:editing-duration>PT9M8S</meta:editing-duration>
    <meta:editing-cycles>1</meta:editing-cycles>
    <meta:document-statistic meta:object-count="12"/>
    <meta:generator>LibreOffice/7.3.7.2$Linux_X86_64 LibreOffice_project/30$Build-2</meta:generator>
  </office:meta>
</office:document-meta>
</file>